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6.341cm" fo:min-width="11.80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4.334cm" fo:min-width="14.24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052cm" fo:min-width="11.946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fill-color="#99ccff" draw:textarea-horizontal-align="justify" draw:textarea-vertical-align="top" draw:auto-grow-height="false" fo:min-height="6.771cm" fo:min-width="11.76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2.042cm" fo:min-width="5.443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Test Results" draw:style-name="dp1" draw:master-page-name="Default">
        <draw:custom-shape draw:style-name="gr1" draw:text-style-name="P2" draw:layer="layout" svg:width="13.018cm" svg:height="7.303cm" svg:x="6.555cm" svg:y="11.318cm">
          <text:p text:style-name="P1"><text:span text:style-name="T1">wtStored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08cm" svg:x="2.111cm" svg:y="5.286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2.905cm 6.998cm)">
          <text:p text:style-name="P1"><text:span text:style-name="T1">run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889cm" svg:y1="7.813cm" svg:x2="6.873cm" svg:y2="9.179cm" draw:start-shape="id1" draw:start-glue-point="2" draw:end-shape="id2" svg:d="M4889 7813l1984 1366" svg:viewBox="0 0 1985 1367">
          <text:p/>
        </draw:connector>
        <draw:custom-shape draw:style-name="gr5" draw:text-style-name="P5" xml:id="id3" draw:id="id3" draw:layer="layout" svg:width="4.762cm" svg:height="0.793cm" svg:x="11.636cm" svg:y="6.715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6.873cm 8.778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841cm" svg:y1="9.204cm" svg:x2="11.636cm" svg:y2="7.111cm" draw:start-shape="id2" draw:end-shape="id3" svg:d="M10841 9204l795-2093" svg:viewBox="0 0 796 2094">
          <text:p/>
        </draw:connector>
        <draw:connector draw:style-name="gr4" draw:text-style-name="P4" draw:layer="layout" draw:type="line" svg:x1="6.873cm" svg:y1="7.424cm" svg:x2="11.636cm" svg:y2="7.111cm" draw:start-shape="id1" draw:start-glue-point="1" draw:end-shape="id3" draw:end-glue-point="3" svg:d="M6873 7424l4763-313" svg:viewBox="0 0 4764 314">
          <text:p/>
        </draw:connector>
        <draw:connector draw:style-name="gr4" draw:text-style-name="P4" draw:layer="layout" draw:type="line" svg:x1="4.889cm" svg:y1="7.813cm" svg:x2="8.461cm" svg:y2="13.273cm" draw:start-shape="id1" draw:start-glue-point="2" draw:end-shape="id4" svg:d="M4889 7813l3572 5460" svg:viewBox="0 0 3573 5461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8.461cm 12.872cm)">
          <text:p text:style-name="P1"><text:span text:style-name="T1">initialize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762cm" svg:height="0.793cm" svg:x="14.017cm" svg:y="12.43cm">
          <text:p text:style-name="P1"><text:span text:style-name="T2">g_test_runs_rec reco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429cm" svg:y1="13.293cm" svg:x2="14.017cm" svg:y2="12.826cm" draw:start-shape="id5" draw:start-glue-point="2" draw:end-shape="id6" svg:d="M12429 13293l1588-467" svg:viewBox="0 0 1589 468">
          <text:p/>
        </draw:connector>
        <draw:connector draw:style-name="gr4" draw:text-style-name="P4" draw:layer="layout" draw:type="line" svg:x1="4.889cm" svg:y1="7.813cm" svg:x2="3.461cm" svg:y2="18.157cm" draw:start-shape="id1" draw:start-glue-point="2" draw:end-shape="id7" draw:end-glue-point="0" svg:d="M4889 7813l-1428 10344" svg:viewBox="0 0 1429 10345">
          <text:p/>
        </draw:connector>
        <draw:custom-shape draw:style-name="gr3" draw:text-style-name="P3" xml:id="id8" draw:id="id8" draw:layer="layout" svg:width="3.968cm" svg:height="0.803cm" draw:transform="skewX (-0.00628318530717958) rotate (-0.00628318530718033) translate (8.461cm 14.3cm)">
          <text:p text:style-name="P1"><text:span text:style-name="T1">finalize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429cm" svg:y1="14.726cm" svg:x2="14.017cm" svg:y2="12.826cm" draw:start-shape="id8" draw:start-glue-point="1" draw:end-shape="id6" draw:end-glue-point="3" svg:d="M12429 14726l1588-1900" svg:viewBox="0 0 1589 1901">
          <text:p/>
        </draw:connector>
        <draw:custom-shape draw:style-name="gr6" draw:text-style-name="P6" xml:id="id9" draw:id="id9" draw:layer="layout" svg:width="4.445cm" svg:height="1.27cm" svg:x="15.737cm" svg:y="16.081cm">
          <text:p text:style-name="P1"><text:span text:style-name="T3">TES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429cm" svg:y1="14.726cm" svg:x2="15.737cm" svg:y2="16.716cm" draw:start-shape="id8" draw:start-glue-point="1" draw:end-shape="id9" draw:end-glue-point="6" svg:d="M12429 14726l3308 1990" svg:viewBox="0 0 3309 1991">
          <text:p/>
        </draw:connector>
        <draw:custom-shape draw:style-name="gr7" draw:text-style-name="P8" draw:layer="layout" svg:width="13.018cm" svg:height="5.874cm" svg:x="6.079cm" svg:y="19.097cm">
          <text:p text:style-name="P7"><text:span text:style-name="T1">wt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3.968cm" svg:height="0.803cm" draw:transform="skewX (-0.00628318530717958) rotate (-0.00628318530718033) translate (8.46cm 17.19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428cm" svg:y1="17.618cm" svg:x2="14.176cm" svg:y2="18.014cm" draw:start-shape="id10" draw:start-glue-point="1" draw:end-shape="id11" draw:end-glue-point="3" svg:d="M12428 17618l1748 396" svg:viewBox="0 0 1749 397">
          <text:p/>
        </draw:connector>
        <draw:custom-shape draw:style-name="gr6" draw:text-style-name="P6" xml:id="id12" draw:id="id12" draw:layer="layout" svg:width="4.445cm" svg:height="1.27cm" svg:x="15.763cm" svg:y="14.811cm">
          <text:p text:style-name="P1"><text:span text:style-name="T3">TEST_CASE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429cm" svg:y1="14.726cm" svg:x2="15.763cm" svg:y2="15.446cm" draw:start-shape="id8" draw:start-glue-point="1" draw:end-shape="id12" draw:end-glue-point="6" svg:d="M12429 14726l3334 720" svg:viewBox="0 0 3335 721">
          <text:p/>
        </draw:connector>
        <draw:custom-shape draw:style-name="gr8" draw:text-style-name="P9" xml:id="id7" draw:id="id7" draw:layer="layout" svg:width="3.968cm" svg:height="0.803cm" draw:transform="skewX (-0.00628318530717958) rotate (-0.00628318530718033) translate (1.477cm 18.145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14.177cm 21.4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968cm" svg:height="0.803cm" draw:transform="skewX (-0.00628318530717958) rotate (-0.00628318530718033) translate (10.525cm 22.397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3.968cm" svg:height="0.803cm" draw:transform="skewX (-0.00628318530717958) rotate (-0.00628318530718033) translate (7.192cm 23.408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1cm" svg:y1="18.96cm" svg:x2="14.177cm" svg:y2="21.891cm" draw:start-shape="id7" draw:start-glue-point="2" draw:end-shape="id13" draw:end-glue-point="3" svg:d="M3461 18960l10716 2931" svg:viewBox="0 0 10717 2932">
          <text:p/>
        </draw:connector>
        <draw:connector draw:style-name="gr4" draw:text-style-name="P4" draw:layer="layout" draw:type="line" svg:x1="3.302cm" svg:y1="18.96cm" svg:x2="10.525cm" svg:y2="22.798cm" draw:end-shape="id14" draw:end-glue-point="3" svg:d="M3302 18960l7223 3838" svg:viewBox="0 0 7224 3839">
          <text:p/>
        </draw:connector>
        <draw:connector draw:style-name="gr4" draw:text-style-name="P4" draw:layer="layout" draw:type="line" svg:x1="3.302cm" svg:y1="18.96cm" svg:x2="7.192cm" svg:y2="23.809cm" draw:end-shape="id15" draw:end-glue-point="3" svg:d="M3302 18960l3890 4849" svg:viewBox="0 0 3891 4850">
          <text:p/>
        </draw:connector>
        <draw:connector draw:style-name="gr4" draw:text-style-name="P4" draw:layer="layout" draw:type="line" svg:x1="16.161cm" svg:y1="21.502cm" svg:x2="10.444cm" svg:y2="18.007cm" draw:start-shape="id13" draw:start-glue-point="0" draw:end-shape="id10" draw:end-glue-point="2" svg:d="M16161 21502l-5717-3495" svg:viewBox="0 0 5718 3496">
          <text:p/>
        </draw:connector>
        <draw:connector draw:style-name="gr4" draw:text-style-name="P4" draw:layer="layout" draw:type="line" svg:x1="12.509cm" svg:y1="22.409cm" svg:x2="10.444cm" svg:y2="18.007cm" draw:start-shape="id14" draw:start-glue-point="0" draw:end-shape="id10" draw:end-glue-point="2" svg:d="M12509 22409l-2065-4402" svg:viewBox="0 0 2066 4403">
          <text:p/>
        </draw:connector>
        <draw:connector draw:style-name="gr4" draw:text-style-name="P4" draw:layer="layout" draw:type="line" svg:x1="9.176cm" svg:y1="23.42cm" svg:x2="10.444cm" svg:y2="18.007cm" draw:start-shape="id15" draw:start-glue-point="0" draw:end-shape="id10" draw:end-glue-point="2" svg:d="M9176 23420l1268-5413" svg:viewBox="0 0 1269 5414">
          <text:p/>
        </draw:connector>
        <draw:custom-shape draw:style-name="gr5" draw:text-style-name="P5" xml:id="id11" draw:id="id11" draw:layer="layout" svg:width="4.762cm" svg:height="0.793cm" svg:x="14.176cm" svg:y="17.618cm">
          <text:p text:style-name="P1"><text:span text:style-name="T2">g_test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429cm" svg:y1="14.726cm" svg:x2="14.176cm" svg:y2="18.014cm" draw:start-shape="id8" draw:start-glue-point="1" draw:end-shape="id11" draw:end-glue-point="3" svg:d="M12429 14726l1747 3288" svg:viewBox="0 0 1748 3289">
          <text:p/>
        </draw:connector>
        <draw:connector draw:style-name="gr4" draw:text-style-name="P4" xml:id="id5" draw:id="id5" draw:layer="layout" draw:type="line" svg:x1="12.429cm" svg:y1="13.293cm" svg:x2="14.176cm" svg:y2="18.014cm" draw:end-shape="id11" draw:end-glue-point="3" svg:d="M12429 13293l1747 4721" svg:viewBox="0 0 1748 4722">
          <text:p/>
        </draw:connector>
        <draw:connector draw:style-name="gr4" draw:text-style-name="P4" draw:layer="layout" draw:type="line" svg:x1="4.889cm" svg:y1="7.813cm" svg:x2="8.461cm" svg:y2="14.701cm" draw:end-shape="id8" draw:end-glue-point="3" svg:d="M4889 7813l3572 6888" svg:viewBox="0 0 3573 6889">
          <text:p/>
        </draw:connector>
        <draw:custom-shape draw:style-name="gr6" draw:text-style-name="P6" xml:id="id16" draw:id="id16" draw:layer="layout" svg:width="4.445cm" svg:height="1.27cm" svg:x="15.763cm" svg:y="13.541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429cm" svg:y1="14.726cm" svg:x2="15.763cm" svg:y2="14.176cm" draw:start-shape="id8" draw:start-glue-point="1" draw:end-shape="id16" draw:end-glue-point="6" svg:d="M12429 14726l3334-550" svg:viewBox="0 0 3335 551">
          <text:p/>
        </draw:connector>
      </draw:page>
      <draw:page draw:name="DBOUT and Code Coverage" draw:style-name="dp1" draw:master-page-name="Default">
        <draw:custom-shape draw:style-name="gr9" draw:text-style-name="P2" draw:layer="layout" svg:width="13.018cm" svg:height="7.779cm" svg:x="6.555cm" svg:y="10.048cm">
          <text:p text:style-name="P1"><text:span text:style-name="T1">wtCode_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1cm" svg:height="2.54cm" svg:x="2.111cm" svg:y="6.7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2.905cm 7.985cm)">
          <text:p text:style-name="P1"><text:span text:style-name="T1">run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285cm" svg:y1="16.79cm" svg:x2="7.509cm" svg:y2="13.59cm" draw:start-shape="id17" draw:start-glue-point="1" draw:end-shape="id18" svg:d="M5285 16790l2224-3200" svg:viewBox="0 0 2225 3201">
          <text:p/>
        </draw:connector>
        <draw:custom-shape draw:style-name="gr3" draw:text-style-name="P3" xml:id="id18" draw:id="id18" draw:layer="layout" svg:width="3.968cm" svg:height="0.803cm" draw:transform="skewX (-0.00628318530717958) rotate (-0.00628318530718033) translate (7.509cm 13.189cm)">
          <text:p text:style-name="P1"><text:span text:style-name="T1">set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9" draw:id="id19" draw:layer="layout" svg:width="4.762cm" svg:height="0.793cm" svg:x="14.335cm" svg:y="11.319cm">
          <text:p text:style-name="P1"><text:span text:style-name="T2">g_code_coverage_rec reco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7cm" svg:y1="13.615cm" svg:x2="14.335cm" svg:y2="11.715cm" draw:start-shape="id18" draw:start-glue-point="1" draw:end-shape="id19" svg:d="M11477 13615l2858-1900" svg:viewBox="0 0 2859 1901">
          <text:p/>
        </draw:connector>
        <draw:connector draw:style-name="gr4" draw:text-style-name="P4" draw:layer="layout" draw:type="line" svg:x1="4.889cm" svg:y1="8.8cm" svg:x2="3.301cm" svg:y2="16.376cm" draw:start-shape="id20" draw:start-glue-point="2" draw:end-shape="id17" draw:end-glue-point="0" svg:d="M4889 8800l-1588 7576" svg:viewBox="0 0 1589 7577">
          <text:p/>
        </draw:connector>
        <draw:custom-shape draw:style-name="gr3" draw:text-style-name="P3" xml:id="id21" draw:id="id21" draw:layer="layout" svg:width="3.968cm" svg:height="0.803cm" draw:transform="skewX (-0.00628318530717958) rotate (-0.00628318530718033) translate (7.491cm 12.138cm)">
          <text:p text:style-name="P1"><text:span text:style-name="T1">sto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59cm" svg:y1="12.564cm" svg:x2="14.335cm" svg:y2="11.715cm" draw:start-shape="id21" draw:start-glue-point="1" draw:end-shape="id19" draw:end-glue-point="3" svg:d="M11459 12564l2876-849" svg:viewBox="0 0 2877 850">
          <text:p/>
        </draw:connector>
        <draw:custom-shape draw:style-name="gr7" draw:text-style-name="P8" draw:layer="layout" svg:width="13.018cm" svg:height="5.874cm" svg:x="6.079cm" svg:y="19.097cm">
          <text:p text:style-name="P7"><text:span text:style-name="T1">wt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3.968cm" svg:height="0.803cm" draw:transform="skewX (-0.00628318530717958) rotate (-0.00628318530718033) translate (7.35cm 16.497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7" draw:id="id17" draw:layer="layout" svg:width="3.968cm" svg:height="0.803cm" draw:transform="skewX (-0.00628318530717958) rotate (-0.00628318530718033) translate (1.317cm 16.3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14.177cm 21.4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10.525cm 22.397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4" draw:id="id24" draw:layer="layout" svg:width="3.968cm" svg:height="0.803cm" draw:transform="skewX (-0.00628318530717958) rotate (-0.00628318530718033) translate (7.192cm 23.408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7.179cm" svg:x2="14.177cm" svg:y2="21.891cm" draw:start-shape="id17" draw:start-glue-point="2" draw:end-shape="id22" draw:end-glue-point="3" svg:d="M3301 17179l10876 4712" svg:viewBox="0 0 10877 4713">
          <text:p/>
        </draw:connector>
        <draw:connector draw:style-name="gr4" draw:text-style-name="P4" draw:layer="layout" draw:type="line" svg:x1="3.301cm" svg:y1="17.179cm" svg:x2="10.525cm" svg:y2="22.798cm" draw:start-shape="id17" draw:start-glue-point="2" draw:end-shape="id23" draw:end-glue-point="3" svg:d="M3301 17179l7224 5619" svg:viewBox="0 0 7225 5620">
          <text:p/>
        </draw:connector>
        <draw:connector draw:style-name="gr4" draw:text-style-name="P4" draw:layer="layout" draw:type="line" svg:x1="3.301cm" svg:y1="17.179cm" svg:x2="7.192cm" svg:y2="23.809cm" draw:start-shape="id17" draw:start-glue-point="2" draw:end-shape="id24" draw:end-glue-point="3" svg:d="M3301 17179l3891 6630" svg:viewBox="0 0 3892 6631">
          <text:p/>
        </draw:connector>
        <draw:connector draw:style-name="gr4" draw:text-style-name="P4" draw:layer="layout" draw:type="line" svg:x1="16.161cm" svg:y1="21.502cm" svg:x2="9.334cm" svg:y2="17.312cm" draw:start-shape="id22" draw:start-glue-point="0" draw:end-shape="id25" draw:end-glue-point="2" svg:d="M16161 21502l-6827-4190" svg:viewBox="0 0 6828 4191">
          <text:p/>
        </draw:connector>
        <draw:connector draw:style-name="gr4" draw:text-style-name="P4" draw:layer="layout" draw:type="line" svg:x1="12.509cm" svg:y1="22.409cm" svg:x2="9.334cm" svg:y2="17.312cm" draw:start-shape="id23" draw:start-glue-point="0" draw:end-shape="id25" draw:end-glue-point="2" svg:d="M12509 22409l-3175-5097" svg:viewBox="0 0 3176 5098">
          <text:p/>
        </draw:connector>
        <draw:connector draw:style-name="gr4" draw:text-style-name="P4" draw:layer="layout" draw:type="line" svg:x1="9.176cm" svg:y1="23.42cm" svg:x2="9.334cm" svg:y2="17.312cm" draw:start-shape="id24" draw:start-glue-point="0" draw:end-shape="id25" draw:end-glue-point="2" svg:d="M9176 23420l158-6108" svg:viewBox="0 0 159 6109">
          <text:p/>
        </draw:connector>
        <draw:connector draw:style-name="gr4" draw:text-style-name="P4" draw:layer="layout" draw:type="line" svg:x1="4.889cm" svg:y1="8.8cm" svg:x2="7.491cm" svg:y2="12.539cm" draw:start-shape="id20" draw:start-glue-point="2" draw:end-shape="id21" draw:end-glue-point="3" svg:d="M4889 8800l2602 3739" svg:viewBox="0 0 2603 3740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11.001cm 15.446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161cm" svg:y1="21.502cm" svg:x2="12.985cm" svg:y2="16.261cm" draw:start-shape="id22" draw:start-glue-point="0" draw:end-shape="id26" draw:end-glue-point="2" svg:d="M16161 21502l-3176-5241" svg:viewBox="0 0 3177 5242">
          <text:p/>
        </draw:connector>
        <draw:connector draw:style-name="gr4" draw:text-style-name="P4" draw:layer="layout" draw:type="line" svg:x1="12.509cm" svg:y1="22.409cm" svg:x2="12.985cm" svg:y2="16.261cm" draw:start-shape="id23" draw:start-glue-point="0" draw:end-shape="id26" draw:end-glue-point="2" svg:d="M12509 22409l476-6148" svg:viewBox="0 0 477 6149">
          <text:p/>
        </draw:connector>
        <draw:connector draw:style-name="gr4" draw:text-style-name="P4" draw:layer="layout" draw:type="line" svg:x1="9.176cm" svg:y1="23.42cm" svg:x2="12.985cm" svg:y2="16.261cm" draw:start-shape="id24" draw:start-glue-point="0" draw:end-shape="id26" draw:end-glue-point="2" svg:d="M9176 23420l3809-7159" svg:viewBox="0 0 3810 7160">
          <text:p/>
        </draw:connector>
        <draw:connector draw:style-name="gr4" draw:text-style-name="P4" draw:layer="layout" draw:type="line" svg:x1="9.334cm" svg:y1="16.509cm" svg:x2="14.335cm" svg:y2="11.715cm" draw:start-shape="id25" draw:start-glue-point="0" draw:end-shape="id19" svg:d="M9334 16509l5001-4794" svg:viewBox="0 0 5002 4795">
          <text:p/>
        </draw:connector>
        <draw:connector draw:style-name="gr4" draw:text-style-name="P4" draw:layer="layout" draw:type="line" svg:x1="12.985cm" svg:y1="15.458cm" svg:x2="14.335cm" svg:y2="11.715cm" draw:start-shape="id26" draw:start-glue-point="0" draw:end-shape="id19" svg:d="M12985 15458l1350-3743" svg:viewBox="0 0 1351 3744">
          <text:p/>
        </draw:connector>
        <draw:custom-shape draw:style-name="gr6" draw:text-style-name="P6" xml:id="id27" draw:id="id27" draw:layer="layout" svg:width="4.445cm" svg:height="1.27cm" svg:x="15.765cm" svg:y="15.128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59cm" svg:y1="12.564cm" svg:x2="15.765cm" svg:y2="15.763cm" draw:start-shape="id21" draw:start-glue-point="1" draw:end-shape="id27" draw:end-glue-point="6" svg:d="M11459 12564l4306 3199" svg:viewBox="0 0 4307 3200">
          <text:p/>
        </draw:connector>
        <draw:custom-shape draw:style-name="gr6" draw:text-style-name="P6" xml:id="id28" draw:id="id28" draw:layer="layout" svg:width="4.445cm" svg:height="1.27cm" svg:x="15.763cm" svg:y="13.858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59cm" svg:y1="12.564cm" svg:x2="15.763cm" svg:y2="14.493cm" draw:start-shape="id21" draw:start-glue-point="1" draw:end-shape="id28" draw:end-glue-point="6" svg:d="M11459 12564l4304 1929" svg:viewBox="0 0 4305 1930">
          <text:p/>
        </draw:connector>
        <draw:custom-shape draw:style-name="gr6" draw:text-style-name="P6" xml:id="id29" draw:id="id29" draw:layer="layout" svg:width="4.445cm" svg:height="1.27cm" svg:x="15.763cm" svg:y="12.588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59cm" svg:y1="12.564cm" svg:x2="15.763cm" svg:y2="13.223cm" draw:start-shape="id21" draw:start-glue-point="1" draw:end-shape="id29" draw:end-glue-point="6" svg:d="M11459 12564l4304 659" svg:viewBox="0 0 4305 6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gr3" style:family="graphic" style:parent-style-name="standard">
      <style:graphic-properties draw:stroke="none" svg:stroke-color="#000000" draw:fill="none" draw:fill-color="#ffffff" fo:min-height="0.471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style:style style:name="MT2" style:family="text">
      <style:text-properties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1-27">11/27/17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&lt;count&gt;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  <draw:frame draw:style-name="Mgr3" draw:text-style-name="MP4" draw:layer="backgroundobjects" svg:width="7.62cm" svg:height="0.721cm" svg:x="1.635cm" svg:y="2.589cm">
        <draw:text-box>
          <text:p text:style-name="MP3"><text:span text:style-name="MT2"><loext:page-name>&lt;page-name&gt;</loext:page-nam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89</meta:editing-cycles>
    <meta:editing-duration>P1DT7H22M20S</meta:editing-duration>
    <dc:date>2017-11-27T00:33:16.587000000</dc:date>
    <meta:generator>LibreOffice/5.3.6.1$Windows_X86_64 LibreOffice_project/686f202eff87ef707079aeb7f485847613344eb7</meta:generator>
    <meta:document-statistic meta:object-count="76"/>
  </office:meta>
</office:document-meta>
</file>